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text-properties officeooo:rsid="0009b920" officeooo:paragraph-rsid="0009b920"/>
    </style:style>
    <style:style style:name="P2" style:family="paragraph" style:parent-style-name="Text_20_body">
      <style:text-properties officeooo:rsid="000ad711" officeooo:paragraph-rsid="000ad711"/>
    </style:style>
    <style:style style:name="P3" style:family="paragraph" style:parent-style-name="Standard">
      <style:text-properties officeooo:rsid="000c1860" officeooo:paragraph-rsid="000c1860"/>
    </style:style>
    <style:style style:name="P4" style:family="paragraph" style:parent-style-name="Text_20_body">
      <style:text-properties officeooo:rsid="000d3621" officeooo:paragraph-rsid="000d3621"/>
    </style:style>
    <style:style style:name="P5" style:family="paragraph" style:parent-style-name="Text_20_body">
      <style:text-properties officeooo:rsid="000d6f8b" officeooo:paragraph-rsid="000d6f8b"/>
    </style:style>
    <style:style style:name="P6" style:family="paragraph" style:parent-style-name="Text_20_body">
      <style:text-properties officeooo:rsid="000f4662" officeooo:paragraph-rsid="000f4662"/>
    </style:style>
    <style:style style:name="P7" style:family="paragraph" style:parent-style-name="Text_20_body">
      <style:text-properties officeooo:rsid="00110bd4" officeooo:paragraph-rsid="00110bd4"/>
    </style:style>
    <style:style style:name="P8" style:family="paragraph" style:parent-style-name="Contents_20_1">
      <style:paragraph-properties>
        <style:tab-stops>
          <style:tab-stop style:position="6.9244in" style:type="right" style:leader-style="dotted" style:leader-text="."/>
        </style:tab-stops>
      </style:paragraph-properties>
    </style:style>
    <style:style style:name="P9" style:family="paragraph" style:parent-style-name="Contents_20_2">
      <style:paragraph-properties>
        <style:tab-stops>
          <style:tab-stop style:position="6.728in" style:type="right" style:leader-style="dotted" style:leader-text="."/>
        </style:tab-stops>
      </style:paragraph-properties>
    </style:style>
    <style:style style:name="P10" style:family="paragraph" style:parent-style-name="Contents_20_3">
      <style:paragraph-properties>
        <style:tab-stops>
          <style:tab-stop style:position="6.5307in"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paragraph-properties fo:break-before="page"/>
      <style:text-properties officeooo:rsid="0009b920" officeooo:paragraph-rsid="0009b920"/>
    </style:style>
    <style:style style:name="P13" style:family="paragraph" style:parent-style-name="Heading_20_1">
      <style:text-properties officeooo:rsid="0009b920" officeooo:paragraph-rsid="0009b920"/>
    </style:style>
    <style:style style:name="P14" style:family="paragraph" style:parent-style-name="Heading_20_1" style:list-style-name="">
      <style:text-properties officeooo:rsid="0009b920" officeooo:paragraph-rsid="0009b920"/>
    </style:style>
    <style:style style:name="P15" style:family="paragraph" style:parent-style-name="Heading_20_1">
      <style:text-properties officeooo:rsid="000ad711" officeooo:paragraph-rsid="000ad711"/>
    </style:style>
    <style:style style:name="P16" style:family="paragraph" style:parent-style-name="Heading_20_2">
      <style:text-properties officeooo:rsid="0009b920" officeooo:paragraph-rsid="0009b920"/>
    </style:style>
    <style:style style:name="P17" style:family="paragraph" style:parent-style-name="Heading_20_2">
      <style:paragraph-properties fo:break-before="page"/>
      <style:text-properties officeooo:rsid="0009b920" officeooo:paragraph-rsid="0009b920"/>
    </style:style>
    <style:style style:name="P18" style:family="paragraph" style:parent-style-name="Heading_20_2" style:list-style-name="">
      <style:text-properties officeooo:rsid="0009b920" officeooo:paragraph-rsid="0009b920"/>
    </style:style>
    <style:style style:name="P19" style:family="paragraph" style:parent-style-name="Heading_20_2">
      <style:text-properties officeooo:rsid="000ad711" officeooo:paragraph-rsid="000ad711"/>
    </style:style>
    <style:style style:name="P20" style:family="paragraph" style:parent-style-name="Heading_20_2">
      <style:text-properties officeooo:rsid="0012b0e6" officeooo:paragraph-rsid="0012b0e6"/>
    </style:style>
    <style:style style:name="P21" style:family="paragraph" style:parent-style-name="Heading_20_2">
      <style:text-properties officeooo:rsid="0016f38c" officeooo:paragraph-rsid="0016f38c"/>
    </style:style>
    <style:style style:name="P22" style:family="paragraph" style:parent-style-name="Heading_20_2">
      <style:text-properties officeooo:rsid="00184f2b" officeooo:paragraph-rsid="00184f2b"/>
    </style:style>
    <style:style style:name="P23" style:family="paragraph" style:parent-style-name="Heading_20_2">
      <style:text-properties officeooo:rsid="001a194c" officeooo:paragraph-rsid="001a194c"/>
    </style:style>
    <style:style style:name="P24" style:family="paragraph" style:parent-style-name="Heading_20_2">
      <style:paragraph-properties fo:break-before="page"/>
      <style:text-properties officeooo:rsid="001c0b88" officeooo:paragraph-rsid="001c0b88"/>
    </style:style>
    <style:style style:name="P25" style:family="paragraph" style:parent-style-name="Heading_20_2" style:list-style-name="">
      <style:text-properties officeooo:rsid="001c0b88" officeooo:paragraph-rsid="001c0b88"/>
    </style:style>
    <style:style style:name="P26" style:family="paragraph" style:parent-style-name="Heading_20_2">
      <style:text-properties officeooo:rsid="001c4b4b" officeooo:paragraph-rsid="001c4b4b"/>
    </style:style>
    <style:style style:name="P27" style:family="paragraph" style:parent-style-name="Heading_20_3">
      <style:text-properties officeooo:rsid="000ad711" officeooo:paragraph-rsid="000ad711"/>
    </style:style>
    <style:style style:name="P28" style:family="paragraph" style:parent-style-name="Text_20_body">
      <style:text-properties officeooo:rsid="0012b0e6" officeooo:paragraph-rsid="0012b0e6"/>
    </style:style>
    <style:style style:name="P29" style:family="paragraph" style:parent-style-name="Text_20_body">
      <style:text-properties officeooo:rsid="0015cdf1" officeooo:paragraph-rsid="0015cdf1"/>
    </style:style>
    <style:style style:name="P30" style:family="paragraph" style:parent-style-name="Text_20_body">
      <style:text-properties officeooo:rsid="0016f38c" officeooo:paragraph-rsid="0016f38c"/>
    </style:style>
    <style:style style:name="P31" style:family="paragraph" style:parent-style-name="Text_20_body">
      <style:text-properties officeooo:rsid="00184f2b" officeooo:paragraph-rsid="00184f2b"/>
    </style:style>
    <style:style style:name="P32" style:family="paragraph" style:parent-style-name="Text_20_body">
      <style:text-properties officeooo:rsid="0018a115" officeooo:paragraph-rsid="0018a115"/>
    </style:style>
    <style:style style:name="P33" style:family="paragraph" style:parent-style-name="Text_20_body">
      <style:text-properties officeooo:rsid="001a194c" officeooo:paragraph-rsid="001a194c"/>
    </style:style>
    <style:style style:name="P34" style:family="paragraph" style:parent-style-name="Text_20_body">
      <style:text-properties officeooo:rsid="001c0b88" officeooo:paragraph-rsid="001c0b88"/>
    </style:style>
    <style:style style:name="P35" style:family="paragraph" style:parent-style-name="Text_20_body">
      <style:text-properties officeooo:rsid="001c4b4b" officeooo:paragraph-rsid="001c4b4b"/>
    </style:style>
    <style:style style:name="P36" style:family="paragraph" style:parent-style-name="Text_20_body">
      <style:text-properties officeooo:rsid="001d1dea" officeooo:paragraph-rsid="001d1dea"/>
    </style:style>
    <style:style style:name="T1" style:family="text">
      <style:text-properties officeooo:rsid="000ad711"/>
    </style:style>
    <style:style style:name="T2" style:family="text">
      <style:text-properties officeooo:rsid="000d6f8b"/>
    </style:style>
    <style:style style:name="T3" style:family="text">
      <style:text-properties officeooo:rsid="0012b0e6"/>
    </style:style>
    <style:style style:name="T4" style:family="text">
      <style:text-properties officeooo:rsid="0014a0bf"/>
    </style:style>
    <style:style style:name="T5" style:family="text">
      <style:text-properties officeooo:rsid="0015cdf1"/>
    </style:style>
    <style:style style:name="T6" style:family="text">
      <style:text-properties officeooo:rsid="00184f2b"/>
    </style:style>
    <style:style style:name="T7" style:family="text">
      <style:text-properties officeooo:rsid="0018a115"/>
    </style:style>
    <style:style style:name="T8" style:family="text">
      <style:text-properties officeooo:rsid="0019cd5b"/>
    </style:style>
    <style:style style:name="T9" style:family="text">
      <style:text-properties officeooo:rsid="001a194c"/>
    </style:style>
    <style:style style:name="T10" style:family="text">
      <style:text-properties officeooo:rsid="001c4b4b"/>
    </style:style>
    <style:style style:name="T11" style:family="text">
      <style:text-properties officeooo:rsid="001cbe4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
      <text:p text:style-name="Title">Git, GitHub og GitHub Desktop</text:p>
      <text:table-of-content text:style-name="Sect1" text:protected="true" text:name="Table of Contents1">
        <text:table-of-content-source text:outline-level="10">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Efnisyfirlit</text:p>
          </text:index-title>
          <text:p text:style-name="P8"><text:a xlink:type="simple" xlink:href="#__RefHeading___Toc1_3751433307" text:style-name="Index_20_Link" text:visited-style-name="Index_20_Link">Inngangur<text:tab/>3</text:a></text:p>
          <text:p text:style-name="P8"><text:a xlink:type="simple" xlink:href="#__RefHeading___Toc3_3751433307" text:style-name="Index_20_Link" text:visited-style-name="Index_20_Link">Uppsetning reikninga<text:tab/>4</text:a></text:p>
          <text:p text:style-name="P9"><text:a xlink:type="simple" xlink:href="#__RefHeading___Toc5_3751433307" text:style-name="Index_20_Link" text:visited-style-name="Index_20_Link">GitHub<text:tab/>4</text:a></text:p>
          <text:p text:style-name="P9"><text:a xlink:type="simple" xlink:href="#__RefHeading___Toc7_3751433307" text:style-name="Index_20_Link" text:visited-style-name="Index_20_Link">Git<text:tab/>4</text:a></text:p>
          <text:p text:style-name="P9"><text:a xlink:type="simple" xlink:href="#__RefHeading___Toc9_3751433307" text:style-name="Index_20_Link" text:visited-style-name="Index_20_Link">GitHub Desktop<text:tab/>4</text:a></text:p>
          <text:p text:style-name="P8"><text:a xlink:type="simple" xlink:href="#__RefHeading___Toc12_3751433307" text:style-name="Index_20_Link" text:visited-style-name="Index_20_Link">Grunnaðgerðir í git<text:tab/>5</text:a></text:p>
          <text:p text:style-name="P9"><text:a xlink:type="simple" xlink:href="#__RefHeading___Toc285_2902975736" text:style-name="Index_20_Link" text:visited-style-name="Index_20_Link">init<text:tab/>5</text:a></text:p>
          <text:p text:style-name="P9"><text:a xlink:type="simple" xlink:href="#__RefHeading___Toc287_2902975736" text:style-name="Index_20_Link" text:visited-style-name="Index_20_Link">status<text:tab/>5</text:a></text:p>
          <text:p text:style-name="P9"><text:a xlink:type="simple" xlink:href="#__RefHeading___Toc289_2902975736" text:style-name="Index_20_Link" text:visited-style-name="Index_20_Link">add<text:tab/>5</text:a></text:p>
          <text:p text:style-name="P9"><text:a xlink:type="simple" xlink:href="#__RefHeading___Toc14_3751433307" text:style-name="Index_20_Link" text:visited-style-name="Index_20_Link">clone<text:tab/>5</text:a></text:p>
          <text:p text:style-name="P9"><text:a xlink:type="simple" xlink:href="#__RefHeading___Toc16_3751433307" text:style-name="Index_20_Link" text:visited-style-name="Index_20_Link">commit<text:tab/>6</text:a></text:p>
          <text:p text:style-name="P9"><text:a xlink:type="simple" xlink:href="#__RefHeading___Toc291_2902975736" text:style-name="Index_20_Link" text:visited-style-name="Index_20_Link">branch<text:tab/>6</text:a></text:p>
          <text:p text:style-name="P9"><text:a xlink:type="simple" xlink:href="#__RefHeading___Toc293_2902975736" text:style-name="Index_20_Link" text:visited-style-name="Index_20_Link">checkout<text:tab/>6</text:a></text:p>
          <text:p text:style-name="P9"><text:a xlink:type="simple" xlink:href="#__RefHeading___Toc295_2902975736" text:style-name="Index_20_Link" text:visited-style-name="Index_20_Link">remote<text:tab/>7</text:a></text:p>
          <text:p text:style-name="P9"><text:a xlink:type="simple" xlink:href="#__RefHeading___Toc18_3751433307" text:style-name="Index_20_Link" text:visited-style-name="Index_20_Link">push<text:tab/>7</text:a></text:p>
          <text:p text:style-name="P9"><text:a xlink:type="simple" xlink:href="#__RefHeading___Toc20_3751433307" text:style-name="Index_20_Link" text:visited-style-name="Index_20_Link">pull<text:tab/>7</text:a></text:p>
          <text:p text:style-name="P9"><text:a xlink:type="simple" xlink:href="#__RefHeading___Toc22_3751433307" text:style-name="Index_20_Link" text:visited-style-name="Index_20_Link">fetch<text:tab/>7</text:a></text:p>
          <text:p text:style-name="P9"><text:a xlink:type="simple" xlink:href="#__RefHeading___Toc297_2902975736" text:style-name="Index_20_Link" text:visited-style-name="Index_20_Link">merge<text:tab/>8</text:a></text:p>
          <text:p text:style-name="P8"><text:a xlink:type="simple" xlink:href="#__RefHeading___Toc24_3751433307" text:style-name="Index_20_Link" text:visited-style-name="Index_20_Link">Pull request / code reviews<text:tab/>8</text:a></text:p>
          <text:p text:style-name="P8"><text:a xlink:type="simple" xlink:href="#__RefHeading___Toc26_3751433307" text:style-name="Index_20_Link" text:visited-style-name="Index_20_Link">Branching / merging<text:tab/>8</text:a></text:p>
          <text:p text:style-name="P9"><text:a xlink:type="simple" xlink:href="#__RefHeading___Toc28_3751433307" text:style-name="Index_20_Link" text:visited-style-name="Index_20_Link">Branching strategies<text:tab/>8</text:a></text:p>
          <text:p text:style-name="P10"><text:a xlink:type="simple" xlink:href="#__RefHeading___Toc30_3751433307" text:style-name="Index_20_Link" text:visited-style-name="Index_20_Link">Git flow<text:tab/>8</text:a></text:p>
          <text:p text:style-name="P10"><text:a xlink:type="simple" xlink:href="#__RefHeading___Toc32_3751433307" text:style-name="Index_20_Link" text:visited-style-name="Index_20_Link">Kannski annað?<text:tab/>8</text:a></text:p>
          <text:p text:style-name="P8"><text:a xlink:type="simple" xlink:href="#__RefHeading___Toc34_3751433307" text:style-name="Index_20_Link" text:visited-style-name="Index_20_Link">Árekstrar<text:tab/>8</text:a></text:p>
          <text:p text:style-name="P9"><text:a xlink:type="simple" xlink:href="#__RefHeading___Toc36_3751433307" text:style-name="Index_20_Link" text:visited-style-name="Index_20_Link">Lausnir við árekstrum<text:tab/>8</text:a></text:p>
          <text:p text:style-name="P8"><text:a xlink:type="simple" xlink:href="#__RefHeading___Toc38_3751433307" text:style-name="Index_20_Link" text:visited-style-name="Index_20_Link">Algeng vandamál<text:tab/>9</text:a></text:p>
        </text:index-body>
      </text:table-of-content>
      <text:p text:style-name="P3"/>
      <text:h text:style-name="P12" text:outline-level="1"><text:bookmark-start text:name="__RefHeading___Toc1_3751433307"/>Inngangur<text:bookmark-end text:name="__RefHeading___Toc1_3751433307"/></text:h>
      <text:p text:style-name="P4">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2">vinna með mismunandi útgáfur af skrám og þau hafa langoftast góðan stuðning fyrir samvinnu.</text:span></text:p>
      <text:p text:style-name="P5">Git er eitt slíkt kerfi. Git getur haldið utan um skrár og breytingar á þeim ásamt því að það býður upp á fjölmarga öfluga möguleika til samvinnu. <text:span text:style-name="T4">Maður stofnar git geymslur (e. repository) sem innihalda allar upplýsingar um breytingar á þeim skrám sem maður er að vinna með.</text:span></text:p>
      <text:p text:style-name="P5">GitHub er vefsíða/þjónusta þar sem fólk getur hýst git <text:span text:style-name="T4">geymslurnar sínar</text:span> og ýmislegt tengt þeim. GitHub Desktop er forrit fyrir Windows og MacOS sem gerir fólki kleift að vinna með GitHub verkefni á þægilegan hátt í myndrænu viðmóti.</text:p>
      <text:h text:style-name="P14" text:outline-level="1"/>
      <text:h text:style-name="P12" text:outline-level="1"><text:bookmark-start text:name="__RefHeading___Toc3_3751433307"/>Uppsetning reikninga<text:bookmark-end text:name="__RefHeading___Toc3_3751433307"/></text:h>
      <text:h text:style-name="P16" text:outline-level="2"><text:bookmark-start text:name="__RefHeading___Toc5_3751433307"/>GitHub<text:bookmark-end text:name="__RefHeading___Toc5_3751433307"/></text:h>
      <text:p text:style-name="P7">[Lýsing á því hvernig GitHub aðgangur er stofnaður]</text:p>
      <text:h text:style-name="P16" text:outline-level="2"><text:bookmark-start text:name="__RefHeading___Toc7_3751433307"/>Git<text:bookmark-end text:name="__RefHeading___Toc7_3751433307"/></text:h>
      <text:p text:style-name="P7">[Lýsing á því hvernig maður stillir Git user details í terminal]</text:p>
      <text:h text:style-name="P16" text:outline-level="2"><text:bookmark-start text:name="__RefHeading___Toc9_3751433307"/>GitHub Desktop<text:bookmark-end text:name="__RefHeading___Toc9_3751433307"/></text:h>
      <text:p text:style-name="P6">[lýsing á því hvernig maður installar <text:span text:style-name="T3">GitHub Desktop </text:span>og tengir <text:span text:style-name="T3">það </text:span>við GitHub <text:span text:style-name="T3">aðgang</text:span>]</text:p>
      <text:h text:style-name="P14" text:outline-level="1"/>
      <text:h text:style-name="P12" text:outline-level="1"><text:bookmark-start text:name="__RefHeading___Toc12_3751433307"/>Grunnaðgerðir í git<text:bookmark-end text:name="__RefHeading___Toc12_3751433307"/></text:h>
      <text:h text:style-name="P20" text:outline-level="2"><text:bookmark-start text:name="__RefHeading___Toc285_2902975736"/>init<text:bookmark-end text:name="__RefHeading___Toc285_2902975736"/></text:h>
      <text:p text:style-name="P28"><text:span text:style-name="T6">Init</text:span><text:span text:style-name="T4"> </text:span>aðgerðin býr til tóm<text:span text:style-name="T4">a</text:span> <text:span text:style-name="T4">geymslu</text:span> sem maður getur svo bætt skrám í.</text:p>
      <text:p text:style-name="P31">Dæmi:<text:line-break/>git init</text:p>
      <text:h text:style-name="P20" text:outline-level="2"><text:bookmark-start text:name="__RefHeading___Toc287_2902975736"/>status<text:bookmark-end text:name="__RefHeading___Toc287_2902975736"/></text:h>
      <text:p text:style-name="P31">Með status skipuninni er hægt að sjá hvaða skrám hefur verið breytt og hvaða skrár, ef einhverjar, eru komnar inn á “staging” svæðið.</text:p>
      <text:p text:style-name="P32">Dæmi:<text:line-break/>git status</text:p>
      <text:h text:style-name="P22" text:outline-level="2"><text:bookmark-start text:name="__RefHeading___Toc289_2902975736"/>add<text:bookmark-end text:name="__RefHeading___Toc289_2902975736"/></text:h>
      <text:p text:style-name="P31">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31">Dæmi 1:<text:line-break/>git add .<text:line-break/><text:span text:style-name="T9">T</text:span><text:span text:style-name="T7">ekur allar skrár í öllum möppum í geymslunni sem hafa breytingar og setur þær í staging. Með öðrum orðum, gera allar breytingar tilbúnar fyrir commit.</text:span></text:p>
      <text:p text:style-name="P32">Dæmi 2:<text:line-break/>git add docs/README<text:line-break/><text:span text:style-name="T9">T</text:span>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16" text:outline-level="2"><text:bookmark-start text:name="__RefHeading___Toc14_3751433307"/>clone<text:bookmark-end text:name="__RefHeading___Toc14_3751433307"/></text:h>
      <text:p text:style-name="P28">Clone aðgerðin í git tekur við slóð á git <text:span text:style-name="T4">geymslu</text:span> og gerir afrit af <text:span text:style-name="T4">henni </text:span>sem maður getur svo notað til að vinna með skrárnar sem viðkomandi <text:span text:style-name="T4">geymsla</text:span> inniheldur. Þetta er í raun grunnaðgerðin sem þarf nánast alltaf að byrja á ef maður vill taka þátt í verkefni sem er haldið utan um <text:span text:style-name="T4">með</text:span> git.</text:p>
      <text:p text:style-name="P29">Dæmi: git clone <text:a xlink:type="simple" xlink:href="https://github.com/ohmyzsh/ohmyzsh.git" text:style-name="Internet_20_link" text:visited-style-name="Visited_20_Internet_20_Link">https://github.com/ohmyzsh/ohmyzsh.git</text:a></text:p>
      <text:h text:style-name="P18" text:outline-level="2"/>
      <text:h text:style-name="P17" text:outline-level="2"><text:bookmark-start text:name="__RefHeading___Toc16_3751433307"/>commit<text:bookmark-end text:name="__RefHeading___Toc16_3751433307"/></text:h>
      <text:p text:style-name="P28">Þegar maður er <text:span text:style-name="T4">búinn að keyra clone skipunina, þá getur maður breytt skrám eftir þörfum og fært breytingarnar inn í geymsluna með commit skipuninni. </text:span><text:span text:style-name="T5">Þar þarf að fylgja með stutt lýsing á viðkomandi breytingu/viðbót. </text:span><text:span text:style-name="T7">Maður notar “-m” parameterinn til að skilgreina lýsinguna. </text:span><text:span text:style-name="T6">Þær skrár sem commit skipunin skráir breytingar á eru þær sem búið er að setja inn á “staging” svæðið.</text:span></text:p>
      <text:p text:style-name="P29">Dæmi:<text:line-break/>git commit -m “Uppfærði API key fyrir Instagram”</text:p>
      <text:h text:style-name="P21" text:outline-level="2"><text:bookmark-start text:name="__RefHeading___Toc291_2902975736"/>branch<text:bookmark-end text:name="__RefHeading___Toc291_2902975736"/></text:h>
      <text:p text:style-name="P30">Í <text:span text:style-name="T8">git geymslum </text:span><text:span text:style-name="T9">er hægt að skilgreina mismunandi greinar sem gerir manni kleift að gera breytingar á hliðargrein án þess að fikta í því sem er á aðalgreininni. Þannig gæti maður t.d. verið með master eða main grein sem er með aðalútgáfuna af kóðanum og stofnað svo nýja grein til að útfæra einhverja nýja virkni. Svo þegar nýja virknin er tilbúin er hægt að sameina hliðargreinina á aðalgreinina.<text:line-break/>Branch skipunina er bæði hægt að nota til að birta þær greinar sem eru til og til að stofna nýjar greinar.</text:span></text:p>
      <text:p text:style-name="P33">Dæmi 1:<text:line-break/>git branch new-branch<text:line-break/>Stofnar nýja grein með nafninu “new-branch”.</text:p>
      <text:p text:style-name="P33">Dæmi 2:<text:line-break/>git branch<text:line-break/>Birtir lista yfir þær greinar sem eru til í geymslunni.</text:p>
      <text:h text:style-name="P23" text:outline-level="2"><text:bookmark-start text:name="__RefHeading___Toc293_2902975736"/>checkout<text:bookmark-end text:name="__RefHeading___Toc293_2902975736"/></text:h>
      <text:p text:style-name="P33">Checkout skipunina er hægt að nota til að skipta vinnuumhverfinu yfir á aðra grein. T.d. þegar maður er búinn að stofna nýja grein með branch skipuninni myndi maður keyra checkout skipunina til að byrja að vinna á nýju greininni.</text:p>
      <text:p text:style-name="P33">Dæmi:<text:line-break/>git checkout new-branch</text:p>
      <text:h text:style-name="P25" text:outline-level="2"/>
      <text:h text:style-name="P24" text:outline-level="2"><text:bookmark-start text:name="__RefHeading___Toc295_2902975736"/>remote<text:bookmark-end text:name="__RefHeading___Toc295_2902975736"/></text:h>
      <text:p text:style-name="P34">Þegar maður vinnur með git geymslur þá er algengt að hafa skráð einhvern stað sem “remote” útgáfu af geymslunni. Það gæti t.d. verið á GitHub, GitLab eða einhverjum sambærilegum hýsingarstað. Þar er þá geymt afrit af geymslunni sem fleiri en einn aðili geta haft skráð sem remote hjá sér. Þá vinnur fólk með gögnin á drifinu hjá sér og sækir svo og sendir í remote geymsluna eftir þörfum.<text:line-break/>Remote skipunina er hægt að nota til að bæta við nýjum remote geymslum, <text:span text:style-name="T10">skoða þær remote geymslur sem eru þegar skilgreindar og breyta þeim</text:span>.</text:p>
      <text:p text:style-name="P34">Dæmi:<text:line-break/>git remode add origin <text:a xlink:type="simple" xlink:href="https://github.com/atliax/T-113-VLN1_hopur2.git" text:style-name="Internet_20_link" text:visited-style-name="Visited_20_Internet_20_Link">https://github.com/atliax/T-113-VLN1_hopur2.git</text:a><text:line-break/><text:span text:style-name="T10">Bætir geymslunni “T-113-VLN1_hopur2” frá GitHub notandanum “atliax” sem remote með nafninu “origin”.</text:span></text:p>
      <text:h text:style-name="P16" text:outline-level="2"><text:bookmark-start text:name="__RefHeading___Toc18_3751433307"/>push<text:bookmark-end text:name="__RefHeading___Toc18_3751433307"/></text:h>
      <text:p text:style-name="P34">Þegar maður er búinn að gera einhverjar breytingar á skrám í geymslunni sem maður bjó til með clone skipuninni þá <text:span text:style-name="T10">getur </text:span>maður <text:span text:style-name="T10">notað </text:span>push skipunina til að ýta breytingunum <text:span text:style-name="T10">upp í það remote sem maður vill nota t.d. til að leyfa öðrum að fá breytingarnar. Gott dæmi er þegar maður er að vinna með GitHub þá sækir maður geymsluna með clone, breytir einhverju og pushar svo upp í GitHub svo hinir sem maður er að vinna með geti fengið nýju breytingarnar.</text:span></text:p>
      <text:p text:style-name="P35">Dæmi:<text:line-break/>git push origin master<text:line-break/>Sendir “master” greinina upp í það remote sem maður hefur skilgreint undir nafninu “origin”.</text:p>
      <text:h text:style-name="P16" text:outline-level="2"><text:bookmark-start text:name="__RefHeading___Toc20_3751433307"/>pull<text:bookmark-end text:name="__RefHeading___Toc20_3751433307"/></text:h>
      <text:p text:style-name="P35">Svipað og push nema í hina áttina. Semsagt notað til að sækja nýjustu breytingarnar úr remote geymslu. Pull er sambærilegt við að keyra fyrst fetch og svo merge skipanirnar.</text:p>
      <text:p text:style-name="P35">Dæmi:<text:line-break/>git pull origin master<text:line-break/>Sækir “master” greinina úr því remote sem maður hefur skilgreint undir nafninu “origin” og sameinar það inn á þá grein sem maður er með virka.</text:p>
      <text:h text:style-name="P16" text:outline-level="2"><text:bookmark-start text:name="__RefHeading___Toc22_3751433307"/>fetch<text:bookmark-end text:name="__RefHeading___Toc22_3751433307"/></text:h>
      <text:p text:style-name="P35">Fetch er hægt að nota til að sækja þær breytingar sem eru til í remote en eru ekki til staðar í geymslunni sem maður er að vinna með á staðbundna drifinu hjá manni. <text:span text:style-name="T11">T.d. ef einhver stofnar nýja grein og pushar henni í remote, þá er hægt að nota fetch til að sækja þessa nýju grein án þess að fikta í þeirri grein sem maður er sjálfur að vinna með.</text:span></text:p>
      <text:p text:style-name="P35">Dæmi:<text:line-break/>git fetch</text:p>
      <text:h text:style-name="P26" text:outline-level="2"><text:bookmark-start text:name="__RefHeading___Toc297_2902975736"/><text:soft-page-break/>merge<text:bookmark-end text:name="__RefHeading___Toc297_2902975736"/></text:h>
      <text:p text:style-name="P36">Merge er notað til að sameina tvær eða fleiri breytingarsögur. Það tekur þá þær skuldbindingar sem hafa verið gerðar á þeirri grein sem maður biður um að sé sameinuð og gerir tilraun til að samhæfa þær við greinina sem er virk. Merge stoppar ef það rekst á breytingu sem er ekki hægt að samhæfa sjálfvirkt.</text:p>
      <text:p text:style-name="P36">Dæmi 1:<text:line-break/>git merge new-branch<text:line-break/>Ef við gefum okkur að greinin “master” sé virk, þá tekur þetta dæmi breytingarnar sem hafa orðið til á “new-branch” greinni frá því hún varð aðskilin frá “master” greinni og gerir tilraun til að samhæfa þær á “master” greinina.</text:p>
      <text:p text:style-name="P36">Dæmi 2:<text:line-break/>git merge --abort<text:line-break/>Ef fyrri merge skipun náði ekki að klára þá er hægt að nota --abort til að reyna að endurskapa aðstæðurnar sem voru til staðar áður en sú merge skipun var keyrð.</text:p>
      <text:h text:style-name="P13" text:outline-level="1"><text:bookmark-start text:name="__RefHeading___Toc24_3751433307"/>Pull request / code reviews<text:bookmark-end text:name="__RefHeading___Toc24_3751433307"/></text:h>
      <text:p text:style-name="P1">Lorem ipsum</text:p>
      <text:h text:style-name="P13" text:outline-level="1"><text:bookmark-start text:name="__RefHeading___Toc26_3751433307"/>Branching / merging<text:bookmark-end text:name="__RefHeading___Toc26_3751433307"/></text:h>
      <text:p text:style-name="P1">Lorem ipsum</text:p>
      <text:h text:style-name="P16" text:outline-level="2"><text:bookmark-start text:name="__RefHeading___Toc28_3751433307"/>Branching strategies<text:bookmark-end text:name="__RefHeading___Toc28_3751433307"/></text:h>
      <text:p text:style-name="P1">Lorem ipsum</text:p>
      <text:h text:style-name="P27" text:outline-level="3"><text:bookmark-start text:name="__RefHeading___Toc30_3751433307"/>Git flow<text:bookmark-end text:name="__RefHeading___Toc30_3751433307"/></text:h>
      <text:p text:style-name="P2">Lorem ipsum</text:p>
      <text:h text:style-name="P27" text:outline-level="3"><text:bookmark-start text:name="__RefHeading___Toc32_3751433307"/>Kannski annað?<text:bookmark-end text:name="__RefHeading___Toc32_3751433307"/></text:h>
      <text:p text:style-name="P2">Lorem ipsum</text:p>
      <text:h text:style-name="Heading_20_1" text:outline-level="1"><text:bookmark-start text:name="__RefHeading___Toc34_3751433307"/>Á<text:span text:style-name="T1">rekstrar</text:span><text:bookmark-end text:name="__RefHeading___Toc34_3751433307"/></text:h>
      <text:p text:style-name="P2">Lorem ipsum</text:p>
      <text:h text:style-name="P19" text:outline-level="2"><text:bookmark-start text:name="__RefHeading___Toc36_3751433307"/>Lausnir við árekstrum<text:bookmark-end text:name="__RefHeading___Toc36_3751433307"/></text:h>
      <text:p text:style-name="P2">Lorem ipsum</text:p>
      <text:h text:style-name="P15" text:outline-level="1"><text:bookmark-start text:name="__RefHeading___Toc38_3751433307"/><text:soft-page-break/>Algeng vandamál<text:bookmark-end text:name="__RefHeading___Toc38_3751433307"/></text:h>
      <text:p text:style-name="P2">Lorem ips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6T11:31:56.202173843</dc:date>
    <meta:editing-duration>PT2H41M22S</meta:editing-duration>
    <meta:editing-cycles>18</meta:editing-cycles>
    <meta:generator>LibreOffice/24.2.7.2$Linux_X86_64 LibreOffice_project/420$Build-2</meta:generator>
    <meta:document-statistic meta:table-count="0" meta:image-count="0" meta:object-count="0" meta:page-count="9" meta:paragraph-count="95" meta:word-count="1248" meta:character-count="7154" meta:non-whitespace-character-count="6003"/>
  </office:meta>
</office:document-meta>
</file>